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57in"/>
    </style:style>
    <style:style style:name="co2" style:family="table-column">
      <style:table-column-properties fo:break-before="auto" style:column-width="1.1874in"/>
    </style:style>
    <style:style style:name="co3" style:family="table-column">
      <style:table-column-properties fo:break-before="auto" style:column-width="1.8417in"/>
    </style:style>
    <style:style style:name="co4" style:family="table-column">
      <style:table-column-properties fo:break-before="auto" style:column-width="5.189in"/>
    </style:style>
    <style:style style:name="co5" style:family="table-column">
      <style:table-column-properties fo:break-before="auto" style:column-width="1.2339in"/>
    </style:style>
    <style:style style:name="co6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382in"/>
    </style:style>
    <style:style style:name="co9" style:family="table-column">
      <style:table-column-properties fo:break-before="auto" style:column-width="1.5445in"/>
    </style:style>
    <style:style style:name="co10" style:family="table-column">
      <style:table-column-properties fo:break-before="auto" style:column-width="2.6689in"/>
    </style:style>
    <style:style style:name="co11" style:family="table-column">
      <style:table-column-properties fo:break-before="auto" style:column-width="2.1535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9972in" fo:break-before="auto" style:use-optimal-row-height="true"/>
    </style:style>
    <style:style style:name="ro3" style:family="table-row">
      <style:table-row-properties style:row-height="0.6083in" fo:break-before="auto" style:use-optimal-row-height="true"/>
    </style:style>
    <style:style style:name="ro4" style:family="table-row">
      <style:table-row-properties style:row-height="1.3862in" fo:break-before="auto" style:use-optimal-row-height="true"/>
    </style:style>
    <style:style style:name="ro5" style:family="table-row">
      <style:table-row-properties style:row-height="1.1917in" fo:break-before="auto" style:use-optimal-row-height="true"/>
    </style:style>
    <style:style style:name="ta1" style:family="table" style:master-page-name="Default">
      <style:table-properties table:display="true" style:writing-mode="lr-tb" tableooo:tab-color="#00cc00"/>
    </style:style>
    <style:style style:name="ce1" style:family="table-cell" style:parent-style-name="Excel_20_Built-in_20_Normal">
      <style:table-cell-properties fo:border-bottom="0.0138in solid #000000" fo:background-color="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bfbfbf" style:text-outline="false" style:text-line-through-style="none" style:font-name="Czcionka tekstu podstawowego" fo:font-size="13pt" fo:font-style="normal" fo:text-shadow="none" style:text-underline-style="none" fo:font-weight="normal" style:font-size-asian="13pt" style:font-style-asian="normal" style:font-weight-asian="normal" style:font-name-complex="Czcionka tekstu podstawowego" style:font-size-complex="13pt" style:font-style-complex="normal" style:font-weight-complex="normal"/>
    </style:style>
    <style:style style:name="ce2" style:family="table-cell" style:parent-style-name="Excel_20_Built-in_20_Normal" style:data-style-name="N8000">
      <style:table-cell-properties fo:border-bottom="0.0008in solid #000000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</style:style>
    <style:style style:name="ce3" style:family="table-cell" style:parent-style-name="Excel_20_Built-in_20_Normal">
      <style:table-cell-properties fo:border-bottom="0.0008in solid #000000" fo:background-color="#eeeee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font-name="Arial" fo:font-size="11pt" fo:language="en" fo:country="US" fo:font-weight="bold" style:font-name-asian="Lucida Sans Unicode" style:font-size-asian="11pt" style:language-asian="en" style:country-asian="US" style:font-weight-asian="bold" style:font-name-complex="Tahoma" style:font-size-complex="11pt" style:language-complex="en" style:country-complex="US" style:font-weight-complex="bold"/>
    </style:style>
    <style:style style:name="ce4" style:family="table-cell" style:parent-style-name="Excel_20_Built-in_20_Normal">
      <style:table-cell-properties fo:border-bottom="0.0008in solid #000000" fo:background-color="#eeeee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font-size="11pt" style:font-size-asian="11pt" style:font-size-complex="11pt"/>
    </style:style>
    <style:style style:name="ce5" style:family="table-cell" style:parent-style-name="Excel_20_Built-in_20_Normal">
      <style:table-cell-properties fo:border-bottom="0.0008in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</style:style>
    <style:style style:name="ce6" style:family="table-cell" style:parent-style-name="Excel_20_Built-in_20_Normal">
      <style:table-cell-properties fo:border-bottom="0.0008in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</style:style>
    <style:style style:name="ce7" style:family="table-cell" style:parent-style-name="Excel_20_Built-in_20_Normal">
      <style:table-cell-properties fo:border-bottom="0.0008in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ff420e"/>
    </style:style>
    <style:style style:name="T1" style:family="text">
      <style:text-properties fo:font-size="12pt" fo:language="en" fo:country="US" style:font-size-asian="12pt" style:font-size-complex="6.80000019073486pt"/>
    </style:style>
  </office:automatic-styles>
  <office:body>
    <office:spreadsheet>
      <table:table table:name="Przypadki testow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Przypadek testowy </text:p>
          </table:table-cell>
          <table:table-cell table:style-name="ce1" office:value-type="string">
            <text:p>Opis przypadku </text:p>
          </table:table-cell>
          <table:table-cell table:style-name="ce1" office:value-type="string">
            <text:p>Opis kroków</text:p>
          </table:table-cell>
          <table:table-cell table:style-name="ce1" office:value-type="string">
            <text:p>Oczekiwany rezultat </text:p>
          </table:table-cell>
          <table:table-cell table:style-name="ce1" office:value-type="string">
            <text:p>Aktualny rezultat 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środowisko</text:p>
          </table:table-cell>
          <table:table-cell table:style-name="ce1" office:value-type="string">
            <text:p>autor</text:p>
          </table:table-cell>
          <table:table-cell table:style-name="ce1" office:value-type="string">
            <text:p>Komentarz</text:p>
          </table:table-cell>
          <table:table-cell table:style-name="ce1" office:value-type="string">
            <text:p>BŁĘDY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office:value-type="string">
            <text:p>Zakup ubezpieczenia PZU AUTO – zamówienie rozmowy</text:p>
          </table:table-cell>
          <table:table-cell office:value-type="string">
            <text:p>1. Weryfikacja możliwości przejścia do etapu “jak kupić”</text:p>
          </table:table-cell>
          <table:table-cell office:value-type="string">
            <text:p>1. uruchom przeglądarkę </text:p>
          </table:table-cell>
          <table:table-cell office:value-type="string">
            <text:p>przeglądarka uruchamia się </text:p>
          </table:table-cell>
          <table:table-cell office:value-type="string">
            <text:p>przeglądarka uruchamia się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2. W oknie przeglądarki wprowadź adres strony : <text:span text:style-name="T1"><text:a xlink:href="https://www.pzu.pl/">https://www.pzu.pl/</text:a></text:span></text:p>
          </table:table-cell>
          <table:table-cell office:value-type="string">
            <text:p>uruchomienie się strony z formularzem</text:p>
          </table:table-cell>
          <table:table-cell office:value-type="string">
            <text:p>uruchomiła się strona z formularzem, z pustymi do wypłeninia polami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3. Kliknij w “sprawdź” na ekranie głównym , pod opcją “Ubezpiecz się na każdą okazję”</text:p>
          </table:table-cell>
          <table:table-cell office:value-type="string">
            <text:p>Możliwość klikniecia w “Sprawdź”</text:p>
          </table:table-cell>
          <table:table-cell office:value-type="string">
            <text:p>Przekierowanie do kolejnej strony.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2.Weryfikacja wyboru korzyści ubezpieczenia PZU AUTO</text:p>
          </table:table-cell>
          <table:table-cell office:value-type="string">
            <text:p>1. Po w/w krokach, kliknij w “dowiedz się więcej”, w opcji AUTO</text:p>
          </table:table-cell>
          <table:table-cell office:value-type="string">
            <text:p>można kliknąć w “dowiedz się więcej”</text:p>
          </table:table-cell>
          <table:table-cell office:value-type="string">
            <text:p>Przekierowanie do kolejnej strony.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2. W polu do rozmowy z konsultantem kliknij w “zamów rozmowę” nie uzupełniając pola “Imię” I “numer telefonu”. Nie zaznaczaj zgody.</text:p>
          </table:table-cell>
          <table:table-cell office:value-type="string">
            <text:p>Pojawia się walidacja w polach “Imię” I “numer telefonu”. </text:p>
          </table:table-cell>
          <table:table-cell office:value-type="string">
            <text:p>Po kliknięciu “zamów rozmowę” pojawia się walidacja w polach “imię” I “ numer telefonu” . Nie można przejść dalej. 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3. W polu “imię” wpisz jedną cyfrę I kliknij w “zamów rozmowę”</text:p>
          </table:table-cell>
          <table:table-cell office:value-type="string">
            <text:p>Brak możliwości przejścia dalej, bez wypełnienia wszystkich pól.</text:p>
          </table:table-cell>
          <table:table-cell office:value-type="string">
            <text:p>Po uzupełnieniu pola “imię” w jedną cyfrę I kliknięcie “zamów rozmowę” nie można przejść dalej. Pole “imię” nie ma juz walidacji jako wymagane, natomiast “numer telefonu” I zgoda posiadają taką walidację.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office:value-type="string">
            <text:p>Do weryfikacji – czy pole “imię” może akceptować znaki numeryczne.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4. Wyczyść pole “imie” - zostaw puste. W polu “ numer telefonu” wprowadź jedną cyfre. Kliknij “Zamów rozmowę”</text:p>
          </table:table-cell>
          <table:table-cell office:value-type="string">
            <text:p>Brak możliwości przejścia dalej, bez wypełnienia wszystkich pól.</text:p>
          </table:table-cell>
          <table:table-cell office:value-type="string">
            <text:p>Po wyczyszczeniu pola “imię” I po uzupełnieniu pola “numer telefonu” <text:s/>w jedną cyfrę I kliknięciu w “zamów rozmowę” pojawia się walidacja, ze wskazaniem, że prawidłowy numer telefonu składa się z 9 cyfr. 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5. Wyczyść pole “imię” I “numer telefonu” - zostaw puste. Zaznacz checkbox zgody. Kliknij w “zamów rozmowę”</text:p>
          </table:table-cell>
          <table:table-cell office:value-type="string">
            <text:p>Brak możliwości przejścia dalej, bez wypełnienia wszystkich pól.</text:p>
          </table:table-cell>
          <table:table-cell office:value-type="string">
            <text:p>Po usunięciu danych z pola “imię” I “numer telefonu” I zaznaczeniem checkboxa ze zgodą – kliknęciem w “zamów rozmowę” nie można przejść dalej. Pojawia się walidacja dla pola “imię” I “numer telefonu” jako obowiązkowe do uzupełnienia.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/>
          <table:table-cell table:style-name="ce7"/>
        </table:table-row>
        <table:table-row table:style-name="ro5">
          <table:table-cell table:number-columns-repeated="3"/>
          <table:table-cell office:value-type="string">
            <text:p>6. Wpisz wymyślone dane w polu “imię” składające się z jednej cyfry, w polu “numer telefonu” wpisz ciąg cyfr”123123123”, zaznacz checkbox I kliknij w “zamów rozmowę”</text:p>
          </table:table-cell>
          <table:table-cell office:value-type="string">
            <text:p>Można zamówić rozmowe</text:p>
          </table:table-cell>
          <table:table-cell office:value-type="string">
            <text:p>Po wypełnieniu wszystkich wymaganych pól I zaznaczeniu zgody, można zamówić rozmowę. 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office:value-type="string">
            <text:p>Do weryfikacji – czy pole “imię” może składać się z jednego znaku – cyfry, oraz czy w polu “numer telefonu” można podać obojętnie jaki numer telenu – czy jest to gdzieś sprawdzane. </text:p>
          </table:table-cell>
          <table:table-cell table:style-name="ce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pl" number:country="PL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5">07/25/2023</text:date>, <text:time>20:56:4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20:06:37.87</meta:creation-date>
    <dc:date>2023-07-25T20:56:45.94</dc:date>
    <meta:editing-duration>PT22M24S</meta:editing-duration>
    <meta:editing-cycles>2</meta:editing-cycles>
    <meta:generator>OpenOffice/4.1.13$Win32 OpenOffice.org_project/4113m1$Build-9810</meta:generator>
    <meta:document-statistic meta:table-count="1" meta:cell-count="71" meta:object-count="0"/>
  </office:meta>
</office:document-meta>
</file>